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694b" officeooo:paragraph-rsid="0010694b"/>
    </style:style>
    <style:style style:name="P2" style:family="paragraph" style:parent-style-name="Standard">
      <style:text-properties officeooo:rsid="00117067" officeooo:paragraph-rsid="00117067"/>
    </style:style>
    <style:style style:name="P3" style:family="paragraph" style:parent-style-name="Standard">
      <style:text-properties officeooo:rsid="0012ccb9" officeooo:paragraph-rsid="0012ccb9"/>
    </style:style>
    <style:style style:name="P4" style:family="paragraph" style:parent-style-name="Standard">
      <style:text-properties fo:font-weight="bold" officeooo:rsid="0012ccb9" officeooo:paragraph-rsid="0012ccb9" style:font-weight-asian="bold" style:font-weight-complex="bold"/>
    </style:style>
    <style:style style:name="P5" style:family="paragraph" style:parent-style-name="Standard" style:list-style-name="L1">
      <style:text-properties officeooo:rsid="00117067" officeooo:paragraph-rsid="00117067"/>
    </style:style>
    <style:style style:name="P6" style:family="paragraph" style:parent-style-name="Standard" style:list-style-name="L2">
      <style:text-properties officeooo:rsid="00117067" officeooo:paragraph-rsid="00117067"/>
    </style:style>
    <style:style style:name="P7" style:family="paragraph" style:parent-style-name="Standard" style:list-style-name="L3">
      <style:text-properties officeooo:rsid="00117067" officeooo:paragraph-rsid="00117067"/>
    </style:style>
    <style:style style:name="P8" style:family="paragraph" style:parent-style-name="Standard" style:list-style-name="L3">
      <style:text-properties officeooo:rsid="0012ccb9" officeooo:paragraph-rsid="0012ccb9"/>
    </style:style>
    <style:style style:name="P9" style:family="paragraph" style:parent-style-name="Standard" style:list-style-name="L4">
      <style:text-properties fo:font-weight="normal" officeooo:rsid="0012ccb9" officeooo:paragraph-rsid="0012ccb9" style:font-weight-asian="normal" style:font-weight-complex="normal"/>
    </style:style>
    <style:style style:name="T1" style:family="text">
      <style:text-properties officeooo:rsid="0012cc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onomní článkování</text:p>
      <text:p text:style-name="P1">heteronomní článkování</text:p>
      <text:p text:style-name="P1"/>
      <text:p text:style-name="P2">kmen Drápkovci</text:p>
      <text:list xml:id="list5412218714854944592" text:style-name="L1">
        <text:list-item>
          <text:p text:style-name="P5">střední a jižní amerika, naprostý jih afriky</text:p>
        </text:list-item>
        <text:list-item>
          <text:p text:style-name="P5">výrazný dimorfizmus</text:p>
        </text:list-item>
        <text:list-item>
          <text:p text:style-name="P5">samice 150x větší</text:p>
        </text:list-item>
        <text:list-item>
          <text:p text:style-name="P5">pohlaví se vytvoří podle toho, jestli larva potká samičiny pohlavní vývody→ a stane se z ní samec, a nebo se z něj stane samice</text:p>
        </text:list-item>
        <text:list-item>
          <text:p text:style-name="P5">uzavřená cévní soustava</text:p>
        </text:list-item>
      </text:list>
      <text:p text:style-name="P2"/>
      <text:p text:style-name="P2">kmen Sumýšovci</text:p>
      <text:list xml:id="list4945861114051667293" text:style-name="L2">
        <text:list-item>
          <text:p text:style-name="P6">cévní soustava chybí, gonochoristé</text:p>
        </text:list-item>
        <text:list-item>
          <text:p text:style-name="P6">mixocel → splynutí blastocoelu a coelu</text:p>
        </text:list-item>
      </text:list>
      <text:p text:style-name="P2"/>
      <text:p text:style-name="P2">kmen Želvušky</text:p>
      <text:list xml:id="list4501646600795233748" text:style-name="L3">
        <text:list-item>
          <text:p text:style-name="P7">vydrží <text:span text:style-name="T1">extrémní</text:span> podmínky</text:p>
          <text:list>
            <text:list-item>
              <text:p text:style-name="P7">teplota -271°C až +100°C</text:p>
            </text:list-item>
          </text:list>
        </text:list-item>
        <text:list-item>
          <text:p text:style-name="P8">parazitují na rostlinách a drobných živočiších</text:p>
        </text:list-item>
      </text:list>
      <text:p text:style-name="P3"/>
      <text:p text:style-name="P4">řád Členovci</text:p>
      <text:list xml:id="list9151913681522258256" text:style-name="L4">
        <text:list-item>
          <text:p text:style-name="P9">Maji chitinový kutikulární exoskelet s hmatovými chloupky sensilami</text:p>
        </text:list-item>
        <text:list-item>
          <text:p text:style-name="P9">K růstu dochází skokově, musí exoskelet svlékat</text:p>
        </text:list-item>
        <text:list-item>
          <text:p text:style-name="P9">Cefalizace → proces utváření hlavy</text:p>
        </text:list-item>
        <text:list-item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1:53:00.100661981</meta:creation-date>
    <meta:editing-duration>PT46S</meta:editing-duration>
    <meta:editing-cycles>2</meta:editing-cycles>
    <meta:generator>LibreOffice/5.1.6.2$Linux_x86 LibreOffice_project/10m0$Build-2</meta:generator>
    <dc:date>2018-03-12T11:53:38.796141991</dc:date>
    <meta:document-statistic meta:table-count="0" meta:image-count="0" meta:object-count="0" meta:page-count="1" meta:paragraph-count="20" meta:word-count="108" meta:character-count="653" meta:non-whitespace-character-count="578"/>
  </office:meta>
</office:document-meta>
</file>